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38815179858396960" text:style-name="WWNum1">
        <text:list-item>
          <text:p text:style-name="P1">Введение</text:p>
          <text:list>
            <text:list-item>
              <text:p text:style-name="P2">Здесь говорится в двух словах (пара страниц) о выбранной теме</text:p>
            </text:list-item>
            <text:list-item>
              <text:p text:style-name="P3">Актуальность вопроса. Постановка задачи построения распределенного децентрализованного хранилища тематической информации с распределенной децентрализованной поисковой системой</text:p>
            </text:list-item>
            <text:list-item>
              <text:p text:style-name="P3">Обоснование преимуществ децентрализованного распределенного хранения информации (неуничтожимость, независимость от человеческого фактора и произвола отдельных людей, использование огромных свободных ресурсов, находящихся в личном контроле многих пользователей, исключение серверной гигантомании за счёт полной децентрализации)</text:p>
            </text:list-item>
            <text:list-item>
              <text:p text:style-name="P3">О вопросе авторских прав, ответственности за их несоблюдение и прочую фигню, за которую мы не несем ответственности.</text:p>
            </text:list-item>
          </text:list>
        </text:list-item>
      </text:list>
      <text:p text:style-name="P4"/>
      <text:p text:style-name="P4">Тема данной работы - децентрализованная система хранения аудиоконтента с прозрачной системой резервного копирования. </text:p>
      <text:p text:style-name="P4">Технически необходимость данной работы обусловлена логикой развития компьютерных сетей. С развитием сети интернет возрастают нагрузки на общедоступные сетевые ресурсы. Особенно резко <text:s/>растёт нагрузка на ресурсы, которые работают в централизованном режиме, когда пользователи взаимодействуют с ресурсом как с выделенным сетевым узлом. Перед владельцами таких узлов стоит сложная задача по обеспечению надежности, доступности и высокой производительности серверов, резервному копированию данных пользователей. В последнее время высоконагруженные ресурсы перестраиваются к менее централизованной структуре, внедряются технологии распределенных систем, дублирования и резервирования. С одной стороны, это все требует немалых финансовых вложений, а с другой не отменяет, пусть и в меньшей степени, централизацию, так как появляются лица и организации, заинтересованные в скорейшем получении прибыли от вложений. Другое немаловажное свойство централизованных систем - человеческий фактор и возможное деструктивное влияние по воле отдельно взятых лиц, наделенных соответствующими полномочиями. В рамках данной работы актуальна возможность незаконного изъятия информации из публичного доступа, ее исчезновение под действием злоумышленников, либо требование владельцем ресурса платы для получения доступа к информации, объявленной общедоступной по воле правообладателя.</text:p>
      <text:p text:style-name="P4">Юридическим основанием для разработки системы децентрализованного хранения аудиоданных может считаться, например, статья №1270 ГК РФ, п.11 которой предоставляет правообладателю возможность ”доведения произведения до всеобщего сведения таким образом, что любое лицо может получить доступ к произведению из любого места и в любое время по собственному выбору (доведение до всеобщего сведения)”. При реализации этого права в Сети на централизованном ресурсе возникает противоречие с <text:s/>коммерческими интересами владельцев ресурса. </text:p>
      <text:p text:style-name="P4">Таким образом, имеется право на помещение произведения в сеть, но его реализация при размещении на централизованных ресурсах вступает в конфликт с коммерческими интересами владельцев этих ресурсов, что порождает, неприятные для всех последствия, например, в виде вынужденного просмотра пользователями ресурса рекламы. С учётом того, что такие произведения в большинстве случаев имеют некоммерческий характер, представляется целесообразным размещать их и другую подобную информацию в децентрализованном распределенном хранилище, ресурсы которого <text:s/>предоставляются пользователями-участниками сети на добровольной основе, при этом законные интересы всех участвующих сторон оказываются соблюдены.</text:p>
      <text:p text:style-name="P4"/>
      <text:p text:style-name="P4">Может быть выдвинуто возражение о том, что появление такой системы провоцирует неправомерное использование тех музыкальных произведений, правообладатель которых установил плату за использование. Но тогда это возражение следует применить вообще ко всей цифровой технике, начиная с цифровых плееров, поддерживающих функцию записи аудиофайла из внешнего источника, и даже аналоговых магнитофонов, предоставляющих возможности записи и перезаписи, то есть, это возражение не является <text:s/>применимым исключительно к средствам хранения информации, коим является децентрализованное сетевое хранилище. По существующему законодательству, ответственность за нарушение авторских прав и прав на их коммерческое использование несет лицо, их нарушающее, то есть, в данном случае тот, кто размещает произведение в хранилище, не обладая на то законными правами. Более того, коммерческие права на любое произведение имеют определенный законом срок, по истечении которого произведение должно стать общедоступным. Так формируется культурное наследие цивилизации, и данная работа может рассматриваться как вклад в решение задачи сохранения культурного наслед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541" meta:character-count="4523" meta:non-whitespace-character-count="3990"/>
    <meta:generator>LibreOfficeDev/5.1.0.3$Linux_X86_64 LibreOffice_project/</meta:generator>
  </office:meta>
</office:document-meta>
</file>